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41e1" officeooo:paragraph-rsid="000341e1"/>
    </style:style>
    <style:style style:name="P2" style:family="paragraph" style:parent-style-name="Standard">
      <style:text-properties officeooo:paragraph-rsid="000341e1"/>
    </style:style>
    <style:style style:name="T1" style:family="text">
      <style:text-properties officeooo:rsid="000341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</text:p>
      <text:p text:style-name="P1">Nei database, la definizione dei dati e i dati stessi vengono salvati all'interno dello stesso database. </text:p>
      <text:p text:style-name="P1">Se si usano archivi convenzionali, la definizione dei dati è parte integrante dell'applicazione. </text:p>
      <text:p text:style-name="P1">Mentre con l'utilizzo di un database, la definizione della struttura dei dati è indipendente dall'applicazione. </text:p>
      <text:p text:style-name="P1">Quindi chi svolge un'azione di interfaccia tra l'applicazione, i dati e la loro definizione?Il DBMS.</text:p>
      <text:p text:style-name="P1">Si definisce DBMS il sistema di gestione del database visto nel suo complesso.</text:p>
      <text:p text:style-name="P1">Il DBMS si preoccupa di gestire interamente i dati, compresa la loro definizione e il modo in cui essi vengono fisicamente archiviati.</text:p>
      <text:p text:style-name="P1">Isolare i dati e la loro definizione offre un grande vantaggio: l'applicazione e i suoi dati diventano indipendenti l'una dagli altri. </text:p>
      <text:p text:style-name="P1">Un DBMS deve:</text:p>
      <text:p text:style-name="P1"><text:tab/>•Gestire grandi quantità di dati.</text:p>
      <text:p text:style-name="P1"><text:tab/>•Garantire persistenza e condivisione dei dati.</text:p>
      <text:p text:style-name="P1"><text:tab/>•Offrire funzionalità all'utente per la gestione e lo sviluppo delle applicazioni.</text:p>
      <text:p text:style-name="P1"><text:tab/>•Garantire velocità di elaborazione.</text:p>
      <text:p text:style-name="P1"><text:tab/>•Consentire a più utenti di consultare i dati.</text:p>
      <text:p text:style-name="P1"><text:tab/>•Assicurare l'affidabilità dei dati . </text:p>
      <text:p text:style-name="P1">MODELLAZIONE DEI DATI</text:p>
      <text:p text:style-name="P1">Un modello di dati consiste in una rappresentazione astratta delle strutture dei dati di un database.</text:p>
      <text:p text:style-name="P1">L'atto di creazione di un modello prende il nome di modellazione dei dati, o in inglese, di datamodeling. </text:p>
      <text:p text:style-name="P1">Le strutture dei dati sono tutti gli oggetti del database e le regole che governano le operazioni tra i dati.</text:p>
      <text:p text:style-name="P1">Un modello dei dati è indipendente dall'hardware o dal linguaggio di programmazione con cui viene sviluppata l'applicazione. </text:p>
      <text:p text:style-name="P1">La modellazione dei dati serve per tradurre i dati dal punto di vista dell'utente al punto di vista dell'applicazione/database. </text:p>
      <text:p text:style-name="P1">Esistono sostanzialmente due modi per modellare i dati:</text:p>
      <text:p text:style-name="P1"/>
      <text:p text:style-name="P1"><text:tab/>•Il modello Entità-Relazione.</text:p>
      <text:p text:style-name="P1"><text:tab/><text:tab/>Il modello Entità-Relazione, originariamente proposto da Chen nel 1976, permette di <text:tab/><text:tab/>modellare il mondo reale utilizzando esclusivamente entità e relazioni. </text:p>
      <text:p text:style-name="P1"><text:tab/><text:tab/>I punti di forza del modello E-R possono essere riassunti nei seguenti punti :</text:p>
      <text:p text:style-name="P1"><text:tab/><text:tab/><text:tab/>•Il costrutto usato nel modello E-R può facilmente essere utilizzato per <text:tab/><text:tab/><text:tab/><text:tab/> definire database relazionali.</text:p>
      <text:p text:style-name="P1"><text:tab/><text:tab/><text:tab/>•Il modello E-R è semplice da comprendere e può essere utilizzato per <text:tab/><text:tab/><text:tab/><text:tab/> <text:s/>comunicare la struttura del database all’utente finale.</text:p>
      <text:p text:style-name="P1"><text:tab/><text:tab/><text:tab/>•Può essere utilizzato per implementare uno specifico modello di dati per la <text:tab/><text:tab/><text:tab/> <text:s/>gestione di un software. </text:p>
      <text:p text:style-name="P2"><text:span text:style-name="T1"><text:tab/><text:tab/></text:span>Le entità sono il dato principale in cui le informazioni sono collezionate. </text:p>
      <text:p text:style-name="P2"><text:tab/><text:tab/>Ogni entità del modello E-R fornisce la rappresentazione di un concetto, concreto o <text:tab/><text:tab/>astratto, del mondo reale. </text:p>
      <text:p text:style-name="P2"><text:tab/><text:tab/>È possibile distinguere diversi tipi di entità :</text:p>
      <text:p text:style-name="P2"><text:tab/><text:tab/><text:tab/>•Entità forti: un’entità è detta forte se non ha bisogno di altre entità per essere <text:tab/><text:tab/><text:tab/> <text:s/>definita.</text:p>
      <text:p text:style-name="P2"><text:tab/><text:tab/><text:tab/>•Entità deboli: un’entità è detta debole se ha bisogno di altre entità per essere <text:tab/><text:tab/><text:tab/> definita</text:p>
      <text:p text:style-name="P2"><text:tab/><text:tab/><text:tab/>•Entità associative: anche chiamata entità di intersezione, sono usate per <text:tab/><text:tab/><text:tab/><text:tab/> <text:s/>associare due o più <text:span text:style-name="T1">8</text:span>entità per risolvere una relazione molti a molti. </text:p>
      <text:p text:style-name="P1"><text:tab/>•Il modello a Oggetti. </text:p>
      <text:p text:style-name="P1"><text:soft-page-break/><text:tab/><text:tab/>Un database ad oggetti è un sistema per la gestione dei database che memorizza le <text:tab/><text:tab/>informazioni sotto forma di oggetti.</text:p>
      <text:p text:style-name="P1"><text:tab/><text:tab/>La modalità di rappresentazione dei dati è la stessa di quella usata nella <text:tab/><text:tab/><text:tab/><text:tab/>programmazione ad oggetti.</text:p>
      <text:p text:style-name="P2"><text:span text:style-name="T1"><text:tab/><text:tab/></text:span>Quando si parla di database ad oggetti si fa riferimento a due differenti famiglie di <text:tab/><text:tab/>sistemi,caratterizzate da differenti approcci usati per la memorizzazione dei dati: </text:p>
      <text:p text:style-name="P2"><text:tab/><text:tab/><text:tab/>•database orientati agli oggetti, indicati anche come Object Oriented Database <text:tab/><text:tab/><text:tab/> Management System (OODBMS), sviluppati a partire dai principi <text:tab/><text:tab/><text:tab/><text:tab/> della programmazione ad oggetti;</text:p>
      <text:p text:style-name="P2"><text:tab/><text:tab/><text:tab/>•database relazionali ad oggetti, indicati come Object-Relational Database <text:tab/><text:tab/><text:tab/>Management System (ORDBMS), nei quali si è cercato di integrare i due <text:tab/><text:tab/><text:tab/>approcci. </text:p>
      <text:p text:style-name="P2"><text:tab/><text:tab/>In un database ad oggetti coesistono quindi sia i concetti della programmazione ad <text:tab/><text:tab/>oggetti, quali:incapsulamento, polimorfismo ed ereditarietà così come le <text:tab/><text:tab/><text:tab/><text:tab/>caratteristiche tipiche dei sistemi di basi di dati, includendo il supporto alle <text:tab/><text:tab/><text:tab/>transazioni, i sistemi per garantire l’integrità e la persistenza dei dati e la presenza di <text:tab/><text:tab/>linguaggi di interrogazione ad hoc. </text:p>
      <text:p text:style-name="P2"><text:tab/><text:tab/>A differenza di quanto avviene con gli RDBMS, i database orientati agli oggetti <text:tab/><text:tab/><text:tab/>(OODBMS)memorizzano oggetti.</text:p>
      <text:p text:style-name="P2"><text:tab/><text:tab/>Gli oggetti trattati sono gli stessi di quelli considerati dai linguaggi orientati agli <text:tab/><text:tab/><text:tab/>oggetti, come Java e C++, e sono di conseguenza composti sostanzialmente da due <text:tab/><text:tab/>parti: </text:p>
      <text:p text:style-name="P2"><text:tab/><text:tab/><text:tab/>• I dati che definiscono le caratteristiche di un oggetto e che possono essere <text:tab/><text:tab/><text:tab/> <text:s/>sia semplici dati di tipo atomico, sia strutture dati arbitrariamente complesse <text:tab/><text:tab/><text:tab/> <text:s/>oppure riferimenti ad altri oggetti; </text:p>
      <text:p text:style-name="P2"><text:tab/><text:tab/><text:tab/>• I metodi che definiscono il comportamento dinamico dell’oggetto e <text:tab/><text:tab/><text:tab/><text:tab/> <text:s/>specificano, mediante funzioni, come creare e modificare lo stato di un <text:tab/><text:tab/><text:tab/><text:tab/> <text:s/>oggetto.</text:p>
      <text:p text:style-name="P2"><text:tab/><text:tab/><text:tab/> <text:s/>Questo significa, in pratica, che gli oggetti contengono sia dati che codice <text:s/><text:tab/><text:tab/><text:tab/> <text:s/>eseguibile, e che <text:s text:c="2"/>memorizzano sia lo stato di un oggetto, chele modalità <text:tab/><text:tab/><text:tab/> <text:s/>con il quale esso deve essere usato; </text:p>
      <text:p text:style-name="P1">ISTANZE E ATTRIBUTI</text:p>
      <text:p text:style-name="P1">Le istanze sono utilizzate per definire le entità.</text:p>
      <text:p text:style-name="P1">Un’istanza di un entità consiste in un singolo oggetto specifico descritto dall’entità. </text:p>
      <text:p text:style-name="P1">Gli attributi descrivono gli oggetti con cui sono associati.</text:p>
      <text:p text:style-name="P1">Una particolare istanza di un attributo è detta valore. </text:p>
      <text:p text:style-name="P1">Il dominio di un attributo è la collezione di tutti i valori possibili di un attributo. </text:p>
      <text:p text:style-name="P1">Gli attributi possono essere classificati come identificatori o descrittori:</text:p>
      <text:p text:style-name="P1"><text:tab/></text:p>
      <text:p text:style-name="P1"><text:tab/>•Gli identificatori, chiamati più comunemente chiavi, identificano univocamente una istanza <text:tab/>di una entità.</text:p>
      <text:p text:style-name="P1"><text:tab/>•Un descrittore descrive invece una caratteristica non unica di una istanza di una entità.</text:p>
      <text:p text:style-name="P1"/>
      <text:p text:style-name="P1">RELAZIONI</text:p>
      <text:p text:style-name="P1">Una relazione rappresenta un’associazione tra una o più entità.</text:p>
      <text:p text:style-name="P1">Le relazioni sono classificate in termini di grado,cardinalità,direzione e esistenza. <text:s/></text:p>
      <text:p text:style-name="P1">Il grado della relazione è il numero di entità che partecipano (associate) alla relazione.</text:p>
      <text:p text:style-name="P1">Osservando un diagramma E-R, è possibile definire i gradi della relazione contando il numero delle entità connesse. </text:p>
      <text:p text:style-name="P1">Una relazione è detta binaria quando l’associazione avviene tra solo due entità.</text:p>
      <text:p text:style-name="P1"><text:s/>È l’associazione più diffusa.</text:p>
      <text:p text:style-name="P1">Per esempio :un PROFESSORE insegna in una o più CLASSI</text:p>
      <text:p text:style-name="P1"><text:soft-page-break/>Quando una relazione associa un’entità a se stessa è detta relazione ricorsiva binaria.</text:p>
      <text:p text:style-name="P1">Un esempio di questa relazione è :Un IMPIEGATO può gestire molti IMPIEGATI , e ogni IMPIEGATO è gestito da un IMPIEGATO.</text:p>
      <text:p text:style-name="P2">Una relazione è definita come ternaria quando sono coinvolte tre entità differenti.</text:p>
      <text:p text:style-name="P2">Molti modelli di approccio riconoscono solo le relazioni binarie : in questi casi, la relazione ternaria o n-arria è scomposta in due o più relazioni binarie. </text:p>
      <text:p text:style-name="P1">La cardinalità di una relazione descrive la mappa delle istanze delle entità associate alla relazione.</text:p>
      <text:p text:style-name="P1">Il valore delle cardinalità può essere «uno» o «molti».</text:p>
      <text:p text:style-name="P1">I principali tipi di cardinalità sono:Uno-a-uno, uno-a-molti, molti-a-molti. </text:p>
      <text:p text:style-name="P1">La relazione molti a molti non può essere definita direttamente in una tabella relazionale.</text:p>
      <text:p text:style-name="P1">Deve essere trasformata in due o più relazioni uno a molti <text:s/>utilizzando le entità associative. </text:p>
      <text:p text:style-name="P1">La direzione di una relazione indica l’entità da cui parte la relazione.</text:p>
      <text:p text:style-name="P1">L’entità d’origine è chiamata entità padre, l’entità di arrivo è chiamata entità figlia. </text:p>
      <text:p text:style-name="P1">L’esistenza denota se l’esistenza di un’entità è dipendente dall’esistenza di un’istanza di un’altra entità ad essa collegata. </text:p>
      <text:p text:style-name="P1">L’ esistenza di un’entità può essere :</text:p>
      <text:p text:style-name="P1"><text:tab/>•Obbligatoria, se un’istanza di un’entita deve necessariamente essere presente affinché <text:tab/>l’entità possa partecipare alla relazione.</text:p>
      <text:p text:style-name="P1"><text:tab/>•Opzionale, se l’istanza non è obbligatoria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11:20:44.625000000</meta:creation-date>
    <dc:date>2023-12-18T13:26:56.383000000</dc:date>
    <meta:editing-duration>PT2H6M14S</meta:editing-duration>
    <meta:editing-cycles>1</meta:editing-cycles>
    <meta:document-statistic meta:table-count="0" meta:image-count="0" meta:object-count="0" meta:page-count="3" meta:paragraph-count="79" meta:word-count="1094" meta:character-count="7501" meta:non-whitespace-character-count="6267"/>
    <meta:generator>LibreOffice/7.5.3.2$Windows_X86_64 LibreOffice_project/9f56dff12ba03b9acd7730a5a481eea045e468f3</meta:generator>
  </office:meta>
</office:document-meta>
</file>